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8.34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abel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ass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eed limit (20km/h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eed limit (30km/h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ed limit (50km/h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eed limit (60km/h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eed limit (70km/h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ed limit (80km/h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nd of speed limit (80km/h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eed limit (100km/h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eed limit (120km/h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 passi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 passing for vechiles over 3.5 metric ton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ight-of-way at the next intersecti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iority roa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iel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 vechile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echiles over 3.5 metric tons prohibite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 entr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eneral cauti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angerous curve to the lef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angerous curve to the righ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ouble curv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mpy roa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lippery roa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ad narrows on the righ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ad wor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raffic signal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edestrian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ildren crossin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icycles crossin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ware of ice/sno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ild animals crossin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nd of all speed and passing limit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urn right ahea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urn left ahea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head onl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o straight or righ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o straight or lef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eep righ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eep lef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oundabout mandator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nd of no passin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nd of no passing by vechiles over 3.5 metric t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8" meta:object-count="0"/>
    <meta:generator>LibreOffice/6.4.7.2$Linux_X86_64 LibreOffice_project/40$Build-2</meta:generator>
  </office:meta>
</office:document-meta>
</file>